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3.42cm" fo:padding-top="0.165cm" fo:padding-bottom="0.165cm" fo:padding-left="0.29cm" fo:padding-right="0.29cm" draw:shadow="hidden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2.67cm" fo:padding-top="0.165cm" fo:padding-bottom="0.165cm" fo:padding-left="0.29cm" fo:padding-right="0.29cm" draw:shadow="hidden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4.17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2.17cm" fo:min-width="6.17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eeeeee" draw:opacity="60%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5cm" svg:x="12.8cm" svg:y="1.25cm">
          <text:p text:style-name="P1"><text:span text:style-name="T1"><text:s/></text:span><text:span text:style-name="T1">SPDFM </text:span></text:p>
          <text:p text:style-name="P1"><text:span text:style-name="T1">Control </text:span><text:span text:style-name="T1">Module</text:span></text:p>
          <text:p text:style-name="P1"><text:span text:style-name="T1">(M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25cm" svg:height="2.5cm" svg:x="5.5cm" svg:y="6cm">
          <text:p text:style-name="P1"><text:span text:style-name="T1">Input </text:span></text:p>
          <text:p text:style-name="P1"><text:span text:style-name="T1">Parameters</text:span></text:p>
          <text:p text:style-name="P1"><text:span text:style-name="T1">Module (M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cm" svg:height="2.5cm" svg:x="10cm" svg:y="6cm">
          <text:p text:style-name="P1"><text:span text:style-name="T1">Mesh </text:span><text:span text:style-name="T1">Input</text:span></text:p>
          <text:p text:style-name="P1"><text:span text:style-name="T1">Module</text:span></text:p>
          <text:p text:style-name="P1"><text:span text:style-name="T1">(M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4.75cm" svg:height="2.5cm" svg:x="16cm" svg:y="6cm">
          <text:p text:style-name="P1"><text:span text:style-name="T1">Frequency </text:span></text:p>
          <text:p text:style-name="P1"><text:span text:style-name="T1">Domain FEM</text:span></text:p>
          <text:p text:style-name="P1"><text:span text:style-name="T1">Solver Module (M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6.75cm" svg:height="2.5cm" svg:x="12cm" svg:y="11.5cm">
          <text:p text:style-name="P1"><text:span text:style-name="T1">Data Structure Module (M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5cm" svg:x="22.75cm" svg:y="6cm">
          <text:p text:style-name="P1"><text:span text:style-name="T1">Output </text:span></text:p>
          <text:p text:style-name="P1"><text:span text:style-name="T1">Module (M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cm" svg:height="2.5cm" svg:x="13cm" svg:y="16cm">
          <text:p text:style-name="P1"><text:span text:style-name="T1">Hardware Hiding </text:span></text:p>
          <text:p text:style-name="P1"><text:span text:style-name="T1">Module (M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3.25cm" svg:height="2.5cm" svg:x="4cm" svg:y="11.5cm">
          <text:p text:style-name="P1"><text:span text:style-name="T1">Constant</text:span></text:p>
          <text:p text:style-name="P1"><text:span text:style-name="T1">Parameters</text:span></text:p>
          <text:p text:style-name="P1"><text:span text:style-name="T1">Module (M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12.8cm" svg:y1="2.5cm" svg:x2="7.125cm" svg:y2="6cm" draw:start-shape="id1" draw:start-glue-point="3" draw:end-shape="id2" draw:end-glue-point="0" svg:d="M12800 2500c-3784 0-5675 1166-5675 3500" svg:viewBox="0 0 5676 3501">
          <text:p/>
        </draw:connector>
        <draw:connector draw:style-name="gr5" draw:text-style-name="P4" draw:layer="layout" draw:type="curve" svg:x1="12.8cm" svg:y1="2.5cm" svg:x2="12cm" svg:y2="6cm" draw:start-shape="id1" draw:start-glue-point="3" draw:end-shape="id3" draw:end-glue-point="0" svg:d="M12800 2500c-534 0-800 1166-800 3500" svg:viewBox="0 0 801 3501">
          <text:p/>
        </draw:connector>
        <draw:connector draw:style-name="gr5" draw:text-style-name="P4" draw:layer="layout" draw:type="curve" svg:x1="16.8cm" svg:y1="2.5cm" svg:x2="18.375cm" svg:y2="6cm" draw:start-shape="id1" draw:start-glue-point="1" draw:end-shape="id4" svg:d="M16800 2500c1050 0 1575 1166 1575 3500" svg:viewBox="0 0 1576 3501">
          <text:p/>
        </draw:connector>
        <draw:connector draw:style-name="gr5" draw:text-style-name="P4" draw:layer="layout" draw:type="curve" svg:x1="16.8cm" svg:y1="2.5cm" svg:x2="24.75cm" svg:y2="6cm" draw:start-shape="id1" draw:start-glue-point="1" draw:end-shape="id5" draw:end-glue-point="0" svg:d="M16800 2500c5300 0 7950 1166 7950 3500" svg:viewBox="0 0 7951 3501">
          <text:p/>
        </draw:connector>
        <draw:connector draw:style-name="gr5" draw:text-style-name="P4" draw:layer="layout" draw:type="curve" svg:x1="14.8cm" svg:y1="3.75cm" svg:x2="15.375cm" svg:y2="11.5cm" draw:start-shape="id1" draw:start-glue-point="2" draw:end-shape="id6" draw:end-glue-point="0" svg:d="M14800 3750c0 5812 575 1938 575 7750" svg:viewBox="0 0 576 7751">
          <text:p/>
        </draw:connector>
        <draw:connector draw:style-name="gr5" draw:text-style-name="P4" draw:layer="layout" draw:type="curve" svg:x1="7.125cm" svg:y1="8.5cm" svg:x2="5.625cm" svg:y2="11.5cm" draw:start-shape="id2" draw:start-glue-point="2" draw:end-shape="id7" draw:end-glue-point="0" svg:d="M7125 8500c0 2250-1500 750-1500 3000" svg:viewBox="0 0 1501 3001">
          <text:p/>
        </draw:connector>
        <draw:connector draw:style-name="gr5" draw:text-style-name="P4" draw:layer="layout" draw:type="curve" svg:x1="7.125cm" svg:y1="8.5cm" svg:x2="12cm" svg:y2="12.75cm" draw:start-shape="id2" draw:start-glue-point="2" draw:end-shape="id6" draw:end-glue-point="3" svg:d="M7125 8500c0 2834 1625 4250 4875 4250" svg:viewBox="0 0 4876 4251">
          <text:p/>
        </draw:connector>
        <draw:connector draw:style-name="gr5" draw:text-style-name="P4" draw:layer="layout" draw:type="curve" svg:x1="12cm" svg:y1="8.5cm" svg:x2="12cm" svg:y2="12.75cm" draw:start-shape="id3" draw:start-glue-point="2" draw:end-shape="id6" draw:end-glue-point="3" svg:d="M12000 8500c0 2250-271 1875-474 2375s-337 1875 474 1875" svg:viewBox="0 0 629 4251">
          <text:p/>
        </draw:connector>
        <draw:connector draw:style-name="gr5" draw:text-style-name="P4" draw:layer="layout" draw:type="curve" svg:x1="18.375cm" svg:y1="8.5cm" svg:x2="18.75cm" svg:y2="12.75cm" draw:start-shape="id4" draw:start-glue-point="2" draw:end-shape="id6" draw:end-glue-point="1" svg:d="M18375 8500c0 2250 458 1875 755 2375s431 1875-380 1875" svg:viewBox="0 0 987 4251">
          <text:p/>
        </draw:connector>
        <draw:connector draw:style-name="gr5" draw:text-style-name="P4" draw:layer="layout" draw:type="curve" svg:x1="22.75cm" svg:y1="7.25cm" svg:x2="18.75cm" svg:y2="12.75cm" draw:start-shape="id5" draw:end-shape="id6" draw:end-glue-point="1" svg:d="M22750 7250c-3000 0-1000 5500-4000 5500" svg:viewBox="0 0 4001 5501">
          <text:p/>
        </draw:connector>
        <draw:connector draw:style-name="gr5" draw:text-style-name="P4" draw:layer="layout" draw:type="curve" svg:x1="15.375cm" svg:y1="14cm" svg:x2="15cm" svg:y2="16cm" draw:start-shape="id6" draw:start-glue-point="2" draw:end-shape="id8" svg:d="M15375 14000c0 1500-375 500-375 2000" svg:viewBox="0 0 376 2001">
          <text:p/>
        </draw:connector>
        <draw:connector draw:style-name="gr5" draw:text-style-name="P4" draw:layer="layout" draw:type="curve" svg:x1="24.75cm" svg:y1="8.5cm" svg:x2="17cm" svg:y2="17.25cm" draw:start-shape="id5" draw:start-glue-point="2" draw:end-shape="id8" draw:end-glue-point="1" svg:d="M24750 8500c0 5834-2583 8750-7750 8750" svg:viewBox="0 0 7751 8751">
          <text:p/>
        </draw:connector>
        <draw:connector draw:style-name="gr5" draw:text-style-name="P4" draw:layer="layout" draw:type="curve" svg:x1="5.625cm" svg:y1="14cm" svg:x2="13cm" svg:y2="17.25cm" draw:start-shape="id7" draw:start-glue-point="2" draw:end-shape="id8" draw:end-glue-point="3" svg:d="M5625 14000c0 2167 2458 3250 7375 3250" svg:viewBox="0 0 7376 3251">
          <text:p/>
        </draw:connector>
        <draw:connector draw:style-name="gr5" draw:text-style-name="P4" draw:layer="layout" draw:type="curve" draw:line-skew="-9.249cm" svg:x1="12.8cm" svg:y1="2.5cm" svg:x2="13cm" svg:y2="17.25cm" draw:start-shape="id1" draw:start-glue-point="3" draw:end-shape="id8" draw:end-glue-point="3" svg:d="M12800 2500c-14685 0-14785 14750 200 14750" svg:viewBox="0 0 11227 14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02:34:02.840513821</meta:creation-date>
    <meta:editing-duration>PT5H34M21S</meta:editing-duration>
    <meta:editing-cycles>5</meta:editing-cycles>
    <meta:generator>LibreOffice/6.4.4.2$Linux_X86_64 LibreOffice_project/40$Build-2</meta:generator>
    <dc:date>2020-12-11T21:37:10.021969953</dc:date>
    <meta:document-statistic meta:object-count="22"/>
  </office:meta>
</office:document-meta>
</file>